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IN([.A2])" office:value-type="float" office:value="0">
            <text:p>0</text:p>
          </table:table-cell>
          <table:table-cell table:formula="of:=(1/10)*[.A2]^3+(1/5)*[.A2]^2+(1/3)*[.A2]+0.5" office:value-type="float" office:value="0.5">
            <text:p>0.5</text:p>
          </table:table-cell>
        </table:table-row>
        <table:table-row table:style-name="ro1">
          <table:table-cell table:formula="of:=3.14159265358979/16" office:value-type="float" office:value="0.196349540849362">
            <text:p>0.2</text:p>
          </table:table-cell>
          <table:table-cell table:formula="of:=SIN([.A3])" office:value-type="float" office:value="0.195090322016128">
            <text:p>0.2</text:p>
          </table:table-cell>
          <table:table-cell table:formula="of:=(1/10)*[.A3]^3+(1/5)*[.A3]^2+(1/3)*[.A3]+0.5" office:value-type="float" office:value="0.573917464564904">
            <text:p>0.57</text:p>
          </table:table-cell>
        </table:table-row>
        <table:table-row table:style-name="ro1">
          <table:table-cell table:formula="of:=[.A3]+3.14159265358979/16" office:value-type="float" office:value="0.392699081698724">
            <text:p>0.39</text:p>
          </table:table-cell>
          <table:table-cell table:formula="of:=SIN([.A4])" office:value-type="float" office:value="0.38268343236509">
            <text:p>0.38</text:p>
          </table:table-cell>
          <table:table-cell table:formula="of:=(1/10)*[.A4]^3+(1/5)*[.A4]^2+(1/3)*[.A4]+0.5" office:value-type="float" office:value="0.6677981210671">
            <text:p>0.67</text:p>
          </table:table-cell>
        </table:table-row>
        <table:table-row table:style-name="ro1">
          <table:table-cell table:formula="of:=[.A4]+3.14159265358979/16" office:value-type="float" office:value="0.589048622548086">
            <text:p>0.59</text:p>
          </table:table-cell>
          <table:table-cell table:formula="of:=SIN([.A5])" office:value-type="float" office:value="0.555570233019602">
            <text:p>0.56</text:p>
          </table:table-cell>
          <table:table-cell table:formula="of:=(1/10)*[.A5]^3+(1/5)*[.A5]^2+(1/3)*[.A5]+0.5" office:value-type="float" office:value="0.78618390456718">
            <text:p>0.79</text:p>
          </table:table-cell>
        </table:table-row>
        <table:table-row table:style-name="ro1">
          <table:table-cell table:formula="of:=[.A5]+3.14159265358979/16" office:value-type="float" office:value="0.785398163397448">
            <text:p>0.79</text:p>
          </table:table-cell>
          <table:table-cell table:formula="of:=SIN([.A6])" office:value-type="float" office:value="0.707106781186547">
            <text:p>0.71</text:p>
          </table:table-cell>
          <table:table-cell table:formula="of:=(1/10)*[.A6]^3+(1/5)*[.A6]^2+(1/3)*[.A6]+0.5" office:value-type="float" office:value="0.933616750125735">
            <text:p>0.93</text:p>
          </table:table-cell>
        </table:table-row>
        <table:table-row table:style-name="ro1">
          <table:table-cell table:formula="of:=[.A6]+3.14159265358979/16" office:value-type="float" office:value="0.98174770424681">
            <text:p>0.98</text:p>
          </table:table-cell>
          <table:table-cell table:formula="of:=SIN([.A7])" office:value-type="float" office:value="0.831469612302545">
            <text:p>0.83</text:p>
          </table:table-cell>
          <table:table-cell table:formula="of:=(1/10)*[.A7]^3+(1/5)*[.A7]^2+(1/3)*[.A7]+0.5" office:value-type="float" office:value="1.11463859280335">
            <text:p>1.11</text:p>
          </table:table-cell>
        </table:table-row>
        <table:table-row table:style-name="ro1">
          <table:table-cell table:formula="of:=[.A7]+3.14159265358979/16" office:value-type="float" office:value="1.17809724509617">
            <text:p>1.18</text:p>
          </table:table-cell>
          <table:table-cell table:formula="of:=SIN([.A8])" office:value-type="float" office:value="0.923879532511287">
            <text:p>0.92</text:p>
          </table:table-cell>
          <table:table-cell table:formula="of:=(1/10)*[.A8]^3+(1/5)*[.A8]^2+(1/3)*[.A8]+0.5" office:value-type="float" office:value="1.33379136766063">
            <text:p>1.33</text:p>
          </table:table-cell>
        </table:table-row>
        <table:table-row table:style-name="ro1">
          <table:table-cell table:formula="of:=[.A8]+3.14159265358979/16" office:value-type="float" office:value="1.37444678594553">
            <text:p>1.37</text:p>
          </table:table-cell>
          <table:table-cell table:formula="of:=SIN([.A9])" office:value-type="float" office:value="0.98078528040323">
            <text:p>0.98</text:p>
          </table:table-cell>
          <table:table-cell table:formula="of:=(1/10)*[.A9]^3+(1/5)*[.A9]^2+(1/3)*[.A9]+0.5" office:value-type="float" office:value="1.59561700975815">
            <text:p>1.6</text:p>
          </table:table-cell>
        </table:table-row>
        <table:table-row table:style-name="ro1">
          <table:table-cell table:formula="of:=[.A9]+3.14159265358979/16" office:value-type="float" office:value="1.5707963267949">
            <text:p>1.57</text:p>
          </table:table-cell>
          <table:table-cell table:formula="of:=SIN([.A10])" office:value-type="float" office:value="1">
            <text:p>1</text:p>
          </table:table-cell>
          <table:table-cell table:formula="of:=(1/10)*[.A10]^3+(1/5)*[.A10]^2+(1/3)*[.A10]+0.5" office:value-type="float" office:value="1.90465745415651">
            <text:p>1.9</text:p>
          </table:table-cell>
        </table:table-row>
        <table:table-row table:style-name="ro1">
          <table:table-cell table:formula="of:=[.A10]+3.14159265358979/16" office:value-type="float" office:value="1.76714586764426">
            <text:p>1.77</text:p>
          </table:table-cell>
          <table:table-cell table:formula="of:=SIN([.A11])" office:value-type="float" office:value="0.98078528040323">
            <text:p>0.98</text:p>
          </table:table-cell>
          <table:table-cell table:formula="of:=(1/10)*[.A11]^3+(1/5)*[.A11]^2+(1/3)*[.A11]+0.5" office:value-type="float" office:value="2.2654546359163">
            <text:p>2.27</text:p>
          </table:table-cell>
        </table:table-row>
        <table:table-row table:style-name="ro1">
          <table:table-cell table:formula="of:=[.A11]+3.14159265358979/16" office:value-type="float" office:value="1.96349540849362">
            <text:p>1.96</text:p>
          </table:table-cell>
          <table:table-cell table:formula="of:=SIN([.A12])" office:value-type="float" office:value="0.923879532511287">
            <text:p>0.92</text:p>
          </table:table-cell>
          <table:table-cell table:formula="of:=(1/10)*[.A12]^3+(1/5)*[.A12]^2+(1/3)*[.A12]+0.5" office:value-type="float" office:value="2.68255049009811">
            <text:p>2.68</text:p>
          </table:table-cell>
        </table:table-row>
        <table:table-row table:style-name="ro1">
          <table:table-cell table:formula="of:=[.A12]+3.14159265358979/16" office:value-type="float" office:value="2.15984494934298">
            <text:p>2.16</text:p>
          </table:table-cell>
          <table:table-cell table:formula="of:=SIN([.A13])" office:value-type="float" office:value="0.831469612302545">
            <text:p>0.83</text:p>
          </table:table-cell>
          <table:table-cell table:formula="of:=(1/10)*[.A13]^3+(1/5)*[.A13]^2+(1/3)*[.A13]+0.5" office:value-type="float" office:value="3.16048695176253">
            <text:p>3.16</text:p>
          </table:table-cell>
        </table:table-row>
        <table:table-row table:style-name="ro1">
          <table:table-cell table:formula="of:=[.A13]+3.14159265358979/16" office:value-type="float" office:value="2.35619449019234">
            <text:p>2.36</text:p>
          </table:table-cell>
          <table:table-cell table:formula="of:=SIN([.A14])" office:value-type="float" office:value="0.707106781186548">
            <text:p>0.71</text:p>
          </table:table-cell>
          <table:table-cell table:formula="of:=(1/10)*[.A14]^3+(1/5)*[.A14]^2+(1/3)*[.A14]+0.5" office:value-type="float" office:value="3.70380595597015">
            <text:p>3.7</text:p>
          </table:table-cell>
        </table:table-row>
        <table:table-row table:style-name="ro1">
          <table:table-cell table:formula="of:=[.A14]+3.14159265358979/16" office:value-type="float" office:value="2.55254403104171">
            <text:p>2.55</text:p>
          </table:table-cell>
          <table:table-cell table:formula="of:=SIN([.A15])" office:value-type="float" office:value="0.555570233019602">
            <text:p>0.56</text:p>
          </table:table-cell>
          <table:table-cell table:formula="of:=(1/10)*[.A15]^3+(1/5)*[.A15]^2+(1/3)*[.A15]+0.5" office:value-type="float" office:value="4.31704943778156">
            <text:p>4.32</text:p>
          </table:table-cell>
        </table:table-row>
        <table:table-row table:style-name="ro1">
          <table:table-cell table:formula="of:=[.A15]+3.14159265358979/16" office:value-type="float" office:value="2.74889357189107">
            <text:p>2.75</text:p>
          </table:table-cell>
          <table:table-cell table:formula="of:=SIN([.A16])" office:value-type="float" office:value="0.382683432365089">
            <text:p>0.38</text:p>
          </table:table-cell>
          <table:table-cell table:formula="of:=(1/10)*[.A16]^3+(1/5)*[.A16]^2+(1/3)*[.A16]+0.5" office:value-type="float" office:value="5.00475933225736">
            <text:p>5</text:p>
          </table:table-cell>
        </table:table-row>
        <table:table-row table:style-name="ro1">
          <table:table-cell table:formula="of:=[.A16]+3.14159265358979/16" office:value-type="float" office:value="2.94524311274043">
            <text:p>2.95</text:p>
          </table:table-cell>
          <table:table-cell table:formula="of:=SIN([.A17])" office:value-type="float" office:value="0.195090322016128">
            <text:p>0.2</text:p>
          </table:table-cell>
          <table:table-cell table:formula="of:=(1/10)*[.A17]^3+(1/5)*[.A17]^2+(1/3)*[.A17]+0.5" office:value-type="float" office:value="5.77147757445812">
            <text:p>5.77</text:p>
          </table:table-cell>
        </table:table-row>
        <table:table-row table:style-name="ro1">
          <table:table-cell table:formula="of:=[.A17]+3.14159265358979/16" office:value-type="float" office:value="3.14159265358979">
            <text:p>3.14</text:p>
          </table:table-cell>
          <table:table-cell table:formula="of:=SIN([.A18])" office:value-type="float" office:value="-7.6571373978539E-016">
            <text:p>0</text:p>
          </table:table-cell>
          <table:table-cell table:formula="of:=(1/10)*[.A18]^3+(1/5)*[.A18]^2+(1/3)*[.A18]+0.5" office:value-type="float" office:value="6.62174609944445">
            <text:p>6.62</text:p>
          </table:table-cell>
        </table:table-row>
        <table:table-row table:style-name="ro1">
          <table:table-cell table:formula="of:=[.A18]+3.14159265358979/16" office:value-type="float" office:value="3.33794219443916">
            <text:p>3.34</text:p>
          </table:table-cell>
          <table:table-cell table:formula="of:=SIN([.A19])" office:value-type="float" office:value="-0.195090322016129">
            <text:p>-0.2</text:p>
          </table:table-cell>
          <table:table-cell table:formula="of:=(1/10)*[.A19]^3+(1/5)*[.A19]^2+(1/3)*[.A19]+0.5" office:value-type="float" office:value="7.56010684227694">
            <text:p>7.56</text:p>
          </table:table-cell>
        </table:table-row>
        <table:table-row table:style-name="ro1">
          <table:table-cell table:formula="of:=[.A19]+3.14159265358979/16" office:value-type="float" office:value="3.53429173528852">
            <text:p>3.53</text:p>
          </table:table-cell>
          <table:table-cell table:formula="of:=SIN([.A20])" office:value-type="float" office:value="-0.382683432365091">
            <text:p>-0.38</text:p>
          </table:table-cell>
          <table:table-cell table:formula="of:=(1/10)*[.A20]^3+(1/5)*[.A20]^2+(1/3)*[.A20]+0.5" office:value-type="float" office:value="8.59110173801617">
            <text:p>8.59</text:p>
          </table:table-cell>
        </table:table-row>
        <table:table-row table:style-name="ro1">
          <table:table-cell table:formula="of:=[.A20]+3.14159265358979/16" office:value-type="float" office:value="3.73064127613788">
            <text:p>3.73</text:p>
          </table:table-cell>
          <table:table-cell table:formula="of:=SIN([.A21])" office:value-type="float" office:value="-0.555570233019603">
            <text:p>-0.56</text:p>
          </table:table-cell>
          <table:table-cell table:formula="of:=(1/10)*[.A21]^3+(1/5)*[.A21]^2+(1/3)*[.A21]+0.5" office:value-type="float" office:value="9.71927272172274">
            <text:p>9.72</text:p>
          </table:table-cell>
        </table:table-row>
        <table:table-row table:style-name="ro1">
          <table:table-cell table:formula="of:=[.A21]+3.14159265358979/16" office:value-type="float" office:value="3.92699081698724">
            <text:p>3.93</text:p>
          </table:table-cell>
          <table:table-cell table:formula="of:=SIN([.A22])" office:value-type="float" office:value="-0.707106781186549">
            <text:p>-0.71</text:p>
          </table:table-cell>
          <table:table-cell table:formula="of:=(1/10)*[.A22]^3+(1/5)*[.A22]^2+(1/3)*[.A22]+0.5" office:value-type="float" office:value="10.9491617284572">
            <text:p>10.95</text:p>
          </table:table-cell>
        </table:table-row>
        <table:table-row table:style-name="ro1">
          <table:table-cell table:formula="of:=[.A22]+3.14159265358979/16" office:value-type="float" office:value="4.12334035783661">
            <text:p>4.12</text:p>
          </table:table-cell>
          <table:table-cell table:formula="of:=SIN([.A23])" office:value-type="float" office:value="-0.831469612302546">
            <text:p>-0.83</text:p>
          </table:table-cell>
          <table:table-cell table:formula="of:=(1/10)*[.A23]^3+(1/5)*[.A23]^2+(1/3)*[.A23]+0.5" office:value-type="float" office:value="12.2853106932803">
            <text:p>12.29</text:p>
          </table:table-cell>
        </table:table-row>
        <table:table-row table:style-name="ro1">
          <table:table-cell table:formula="of:=[.A23]+3.14159265358979/16" office:value-type="float" office:value="4.31968989868597">
            <text:p>4.32</text:p>
          </table:table-cell>
          <table:table-cell table:formula="of:=SIN([.A24])" office:value-type="float" office:value="-0.923879532511288">
            <text:p>-0.92</text:p>
          </table:table-cell>
          <table:table-cell table:formula="of:=(1/10)*[.A24]^3+(1/5)*[.A24]^2+(1/3)*[.A24]+0.5" office:value-type="float" office:value="13.7322615512524">
            <text:p>13.73</text:p>
          </table:table-cell>
        </table:table-row>
        <table:table-row table:style-name="ro1">
          <table:table-cell table:formula="of:=[.A24]+3.14159265358979/16" office:value-type="float" office:value="4.51603943953533">
            <text:p>4.52</text:p>
          </table:table-cell>
          <table:table-cell table:formula="of:=SIN([.A25])" office:value-type="float" office:value="-0.980785280403231">
            <text:p>-0.98</text:p>
          </table:table-cell>
          <table:table-cell table:formula="of:=(1/10)*[.A25]^3+(1/5)*[.A25]^2+(1/3)*[.A25]+0.5" office:value-type="float" office:value="15.2945562374342">
            <text:p>15.29</text:p>
          </table:table-cell>
        </table:table-row>
        <table:table-row table:style-name="ro1">
          <table:table-cell table:formula="of:=[.A25]+3.14159265358979/16" office:value-type="float" office:value="4.71238898038469">
            <text:p>4.71</text:p>
          </table:table-cell>
          <table:table-cell table:formula="of:=SIN([.A26])" office:value-type="float" office:value="-1">
            <text:p>-1</text:p>
          </table:table-cell>
          <table:table-cell table:formula="of:=(1/10)*[.A26]^3+(1/5)*[.A26]^2+(1/3)*[.A26]+0.5" office:value-type="float" office:value="16.9767366868863">
            <text:p>16.98</text:p>
          </table:table-cell>
        </table:table-row>
        <table:table-row table:style-name="ro1">
          <table:table-cell table:formula="of:=[.A26]+3.14159265358979/16" office:value-type="float" office:value="4.90873852123405">
            <text:p>4.91</text:p>
          </table:table-cell>
          <table:table-cell table:formula="of:=SIN([.A27])" office:value-type="float" office:value="-0.98078528040323">
            <text:p>-0.98</text:p>
          </table:table-cell>
          <table:table-cell table:formula="of:=(1/10)*[.A27]^3+(1/5)*[.A27]^2+(1/3)*[.A27]+0.5" office:value-type="float" office:value="18.7833448346693">
            <text:p>18.78</text:p>
          </table:table-cell>
        </table:table-row>
        <table:table-row table:style-name="ro1">
          <table:table-cell table:formula="of:=[.A27]+3.14159265358979/16" office:value-type="float" office:value="5.10508806208342">
            <text:p>5.11</text:p>
          </table:table-cell>
          <table:table-cell table:formula="of:=SIN([.A28])" office:value-type="float" office:value="-0.923879532511286">
            <text:p>-0.92</text:p>
          </table:table-cell>
          <table:table-cell table:formula="of:=(1/10)*[.A28]^3+(1/5)*[.A28]^2+(1/3)*[.A28]+0.5" office:value-type="float" office:value="20.7189226158438">
            <text:p>20.72</text:p>
          </table:table-cell>
        </table:table-row>
        <table:table-row table:style-name="ro1">
          <table:table-cell table:formula="of:=[.A28]+3.14159265358979/16" office:value-type="float" office:value="5.30143760293278">
            <text:p>5.3</text:p>
          </table:table-cell>
          <table:table-cell table:formula="of:=SIN([.A29])" office:value-type="float" office:value="-0.831469612302544">
            <text:p>-0.83</text:p>
          </table:table-cell>
          <table:table-cell table:formula="of:=(1/10)*[.A29]^3+(1/5)*[.A29]^2+(1/3)*[.A29]+0.5" office:value-type="float" office:value="22.7880119654703">
            <text:p>22.79</text:p>
          </table:table-cell>
        </table:table-row>
        <table:table-row table:style-name="ro1">
          <table:table-cell table:formula="of:=[.A29]+3.14159265358979/16" office:value-type="float" office:value="5.49778714378214">
            <text:p>5.5</text:p>
          </table:table-cell>
          <table:table-cell table:formula="of:=SIN([.A30])" office:value-type="float" office:value="-0.707106781186545">
            <text:p>-0.71</text:p>
          </table:table-cell>
          <table:table-cell table:formula="of:=(1/10)*[.A30]^3+(1/5)*[.A30]^2+(1/3)*[.A30]+0.5" office:value-type="float" office:value="24.9951548186095">
            <text:p>25</text:p>
          </table:table-cell>
        </table:table-row>
        <table:table-row table:style-name="ro1">
          <table:table-cell table:formula="of:=[.A30]+3.14159265358979/16" office:value-type="float" office:value="5.6941366846315">
            <text:p>5.69</text:p>
          </table:table-cell>
          <table:table-cell table:formula="of:=SIN([.A31])" office:value-type="float" office:value="-0.555570233019599">
            <text:p>-0.56</text:p>
          </table:table-cell>
          <table:table-cell table:formula="of:=(1/10)*[.A31]^3+(1/5)*[.A31]^2+(1/3)*[.A31]+0.5" office:value-type="float" office:value="27.3448931103219">
            <text:p>27.34</text:p>
          </table:table-cell>
        </table:table-row>
        <table:table-row table:style-name="ro1">
          <table:table-cell table:formula="of:=[.A31]+3.14159265358979/16" office:value-type="float" office:value="5.89048622548087">
            <text:p>5.89</text:p>
          </table:table-cell>
          <table:table-cell table:formula="of:=SIN([.A32])" office:value-type="float" office:value="-0.382683432365086">
            <text:p>-0.38</text:p>
          </table:table-cell>
          <table:table-cell table:formula="of:=(1/10)*[.A32]^3+(1/5)*[.A32]^2+(1/3)*[.A32]+0.5" office:value-type="float" office:value="29.8417687756682">
            <text:p>29.84</text:p>
          </table:table-cell>
        </table:table-row>
        <table:table-row table:style-name="ro1">
          <table:table-cell table:formula="of:=[.A32]+3.14159265358979/16" office:value-type="float" office:value="6.08683576633023">
            <text:p>6.09</text:p>
          </table:table-cell>
          <table:table-cell table:formula="of:=SIN([.A33])" office:value-type="float" office:value="-0.195090322016124">
            <text:p>-0.2</text:p>
          </table:table-cell>
          <table:table-cell table:formula="of:=(1/10)*[.A33]^3+(1/5)*[.A33]^2+(1/3)*[.A33]+0.5" office:value-type="float" office:value="32.4903237497089">
            <text:p>32.49</text:p>
          </table:table-cell>
        </table:table-row>
        <table:table-row table:style-name="ro1">
          <table:table-cell table:formula="of:=[.A33]+3.14159265358979/16" office:value-type="float" office:value="6.28318530717959">
            <text:p>6.28</text:p>
          </table:table-cell>
          <table:table-cell table:formula="of:=SIN([.A34])" office:value-type="float" office:value="4.19596273867116E-015">
            <text:p>0</text:p>
          </table:table-cell>
          <table:table-cell table:formula="of:=(1/10)*[.A34]^3+(1/5)*[.A34]^2+(1/3)*[.A34]+0.5" office:value-type="float" office:value="35.2950999675046">
            <text:p>35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06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Busby</meta:initial-creator>
    <meta:creation-date>2010-02-02T06:08:58</meta:creation-date>
    <dc:date>2010-02-02T06:52:33</dc:date>
    <dc:creator>Mark Busby</dc:creator>
    <meta:editing-duration>PT00H28M24S</meta:editing-duration>
    <meta:editing-cycles>1</meta:editing-cycles>
    <meta:document-statistic meta:table-count="3" meta:cell-count="102" meta:object-count="0"/>
    <meta:generator>OpenOffice.org/3.1$Unix OpenOffice.org_project/310m19$Build-9420</meta:generator>
  </office:meta>
</office:document-meta>
</file>